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00000023FACCD04090E42D7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7.273cm" draw:z-index="0"><draw:image xlink:href="Pictures/10000000000005400000023FACCD04090E42D7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8:35:16.323000000</meta:creation-date>
    <dc:date>2024-03-13T18:35:33.735000000</dc:date>
    <meta:editing-duration>PT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